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umber of Inciden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Sheet1.J24" table:end-x="0.6024in" table:end-y="0.115in" draw:z-index="0" draw:style-name="gr1" svg:width="6.1575in" svg:height="3.4409in" svg:x="0.6681in" svg:y="0.0524in">
              <draw:object draw:notify-on-update-of-ranges="Sheet1.A1:Sheet1.A1 Sheet1.A2:Sheet1.A13 Sheet1.B1:Sheet1.B1 Sheet1.B2:Sheet1.B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655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4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Hadinyoto</meta:initial-creator>
    <meta:creation-date>2010-08-31T11:33:09.44</meta:creation-date>
    <dc:date>2010-08-31T14:02:25.13</dc:date>
    <dc:creator>Andrew Hadinyoto</dc:creator>
    <meta:editing-duration>PT02H14M05S</meta:editing-duration>
    <meta:editing-cycles>1</meta:editing-cycles>
    <meta:document-statistic meta:table-count="3" meta:cell-count="26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graphic-properties draw:fill-color="#ffff00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1cm" svg:height="8.741cm" xlink:href=".." chart:class="chart:bar" chart:style-name="ch1">
        <chart:title svg:x="5.746cm" svg:y="0.123cm" chart:style-name="ch2">
          <text:p>Incidents Summary 2009</text:p>
        </chart:title>
        <chart:plot-area chart:style-name="ch3" table:cell-range-address="Sheet1.A1:Sheet1.B13" chart:data-source-has-labels="both" svg:x="0.423cm" svg:y="0.852cm" svg:width="14.906cm" svg:height="7.742cm" dr3d:transform="matrix (1 0 0 0 0.996554664251542 0.0829385384395953 0 -0.0829385384395953 0.99655466425154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592cm" svg:y="8.144cm" chart:style-name="ch5">
              <text:p>Months</text:p>
            </chart:title>
            <chart:categories table:cell-range-address="Sheet1.A2:Sheet1.A13"/>
          </chart:axis>
          <chart:axis chart:dimension="y" chart:name="primary-y" chart:style-name="ch6">
            <chart:title svg:x="0.313cm" svg:y="5.164cm" chart:style-name="ch7">
              <text:p>Incident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B2:Sheet1.B13" chart:label-cell-address="Sheet1.B1:Sheet1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Number of Incident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3">1</text:p>
              </table:table-cell>
              <table:table-cell office:value-type="float" office:value="5">
                <text:p text:id="Sheet1.B2:Sheet1.B1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</office:styles>
</office:document-styles>
</file>